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e :</text:p>
      <text:p text:style-name="Standard">1)Intro</text:p>
      <text:p text:style-name="Standard">2)Calcul des propositions : syntaxe, sémantique</text:p>
      <text:p text:style-name="Standard">3)Systèmes formels : un peu de calculabilité</text:p>
      <text:p text:style-name="Standard">4)Systèmes à la Hilbert</text:p>
      <text:p text:style-name="Standard">5)Systèmes à base de Séquents</text:p>
      <text:p text:style-name="Standard">6)Calcul des prédicats</text:p>
      <text:p text:style-name="Standard">7)Deduction naturelle</text:p>
      <text:p text:style-name="Standard">8)Automatisation</text:p>
      <text:p text:style-name="Standard">9)Prolog</text:p>
      <text:p text:style-name="Standard"/>
      <text:p text:style-name="Standard"/>
      <text:p text:style-name="Standard"/>
      <text:p text:style-name="Standard">I)Intro</text:p>
      <text:p text:style-name="Standard"/>
      <text:p text:style-name="Standard">Applications :</text:p>
      <text:p text:style-name="Standard">-Fondements des maths</text:p>
      <text:p text:style-name="Standard">-Résultats négatifs</text:p>
      <text:p text:style-name="Standard"/>
      <text:p text:style-name="Standard">En programmation :</text:p>
      <text:p text:style-name="Standard">-Définir la sémantique des langages de programmation</text:p>
      <text:p text:style-name="Standard">-spécifications de programmes</text:p>
      <text:p text:style-name="Standard">-analyse de programmes</text:p>
      <text:p text:style-name="Standard">-preuve de programmes</text:p>
      <text:p text:style-name="Standard">-programmation logique</text:p>
      <text:p text:style-name="Standard"/>
      <text:p text:style-name="Standard">SAT et ses applications :</text:p>
      <text:p text:style-name="Standard">-synthèse et vérification de circuits</text:p>
      <text:p text:style-name="Standard">-trafic aérien</text:p>
      <text:p text:style-name="Standard">L'informatique sert en logique pour générer des preuves ou les vérifier.</text:p>
      <text:p text:style-name="Standard">La correspondance de Curry-Howard.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Formule</text:p>
            <text:p text:style-name="Table_20_Contents">Preuve</text:p>
            <text:p text:style-name="Table_20_Contents">Vérification d'une démonstration</text:p>
            <text:p text:style-name="Table_20_Contents">Normalisation des preuves</text:p>
          </table:table-cell>
          <table:table-cell table:style-name="Tableau1.B1" office:value-type="string">
            <text:p text:style-name="Table_20_Contents">Type</text:p>
            <text:p text:style-name="Table_20_Contents">Programme</text:p>
            <text:p text:style-name="Table_20_Contents">Vérification de type</text:p>
            <text:p text:style-name="Table_20_Contents">Calcul</text:p>
          </table:table-cell>
        </table:table-row>
      </table:table>
      <text:p text:style-name="Standard"/>
      <text:p text:style-name="Standard">Objectifs du cours :</text:p>
      <text:p text:style-name="Standard">-Comprendre la différence entre syntaxe et sémantique</text:p>
      <text:p text:style-name="Standard">-Comprendre la différence entre théorie et métathéorie</text:p>
      <text:p text:style-name="Standard">-Découvrir la logique proportionelle et le calcul des prédicats</text:p>
      <text:p text:style-name="Standard"/>
      <text:p text:style-name="Standard">Bibliographie :</text:p>
      <text:p text:style-name="Standard">David,Nour,Raffalli : introduction à la logique, théorie de la démonstration</text:p>
      <text:p text:style-name="Standard"/>
      <text:p text:style-name="Standard">Syntaxe Vs Sémantique</text:p>
      <text:p text:style-name="Standard">Syntaxe : la syntaxe d'un langage formel est l'ensemble des règles définissant si un mot est correct dans le langage.</text:p>
      <text:p text:style-name="Standard">Sémantique : la sémantique d'un langage est une relation entre les formules syntaxiquement correct et leur signific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agonkill </meta:initial-creator>
    <meta:creation-date>2011-09-13T13:57:25</meta:creation-date>
    <dc:date>2011-09-13T14:44:36</dc:date>
    <dc:creator>Dragonkill </dc:creator>
    <meta:editing-duration>PT47M12S</meta:editing-duration>
    <meta:editing-cycles>11</meta:editing-cycles>
    <meta:generator>LibreOffice/3.3$Linux LibreOffice_project/330m19$Build-301</meta:generator>
    <meta:document-statistic meta:table-count="1" meta:image-count="0" meta:object-count="0" meta:page-count="1" meta:paragraph-count="42" meta:word-count="181" meta:character-count="1284"/>
  </office:meta>
</office:document-meta>
</file>